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0.5pt" officeooo:paragraph-rsid="0004c97a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.5pt" officeooo:rsid="000de332" officeooo:paragraph-rsid="0004c97a" style:font-size-asian="10.5pt" style:font-size-complex="10.5pt"/>
    </style:style>
    <style:style style:name="P5" style:family="paragraph" style:parent-style-name="UrbanTitle">
      <style:text-properties style:font-name="Arial" fo:font-size="14pt" style:font-size-asian="14pt" style:font-size-complex="14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text-align="start" style:justify-single-word="false"/>
      <style:text-properties style:font-name="Arial" fo:font-size="10.5pt" officeooo:paragraph-rsid="000302e8" style:font-size-asian="10.5pt" style:font-size-complex="10.5pt"/>
    </style:style>
    <style:style style:name="P9" style:family="paragraph" style:parent-style-name="UrbanBody">
      <style:paragraph-properties fo:text-align="start" style:justify-single-word="false"/>
      <style:text-properties style:font-name="Arial" fo:font-size="10.5pt" officeooo:paragraph-rsid="0004c97a" style:font-size-asian="10.5pt" style:font-size-complex="10.5pt"/>
    </style:style>
    <style:style style:name="P10" style:family="paragraph" style:parent-style-name="Standard">
      <style:paragraph-properties fo:text-align="start" style:justify-single-word="false" fo:padding="0.049cm" fo:border="0.06pt solid #000000" style:shadow="none"/>
      <style:text-properties style:font-name="Arial" fo:font-size="10.5pt" officeooo:rsid="0015e296" officeooo:paragraph-rsid="0004c97a" style:font-size-asian="10.5pt" style:font-size-complex="10.5pt"/>
    </style:style>
    <style:style style:name="P11" style:family="paragraph" style:parent-style-name="UrbanBody">
      <style:paragraph-properties fo:text-align="end" style:justify-single-word="false"/>
      <style:text-properties style:font-name="Arial" fo:font-size="10.5pt" officeooo:paragraph-rsid="0006b8e4" style:font-size-asian="10.5pt" style:font-size-complex="10.5pt"/>
    </style:style>
    <style:style style:name="P12" style:family="paragraph" style:parent-style-name="UrbanBody">
      <style:paragraph-properties fo:text-align="start" style:justify-single-word="false"/>
      <style:text-properties style:font-name="Arial" fo:font-size="10.5pt" style:font-size-asian="10.5pt" style:font-size-complex="10.5pt"/>
    </style:style>
    <style:style style:name="P13" style:family="paragraph" style:parent-style-name="UrbanBody">
      <style:text-properties style:font-name="Arial" fo:font-size="9pt" style:font-size-asian="9pt" style:font-size-complex="9pt"/>
    </style:style>
    <style:style style:name="P14" style:family="paragraph" style:parent-style-name="UrbanBody">
      <style:text-properties style:font-name="Arial" fo:font-size="9pt" officeooo:paragraph-rsid="0006b8e4" style:font-size-asian="9pt" style:font-size-complex="9pt"/>
    </style:style>
    <style:style style:name="P15" style:family="paragraph" style:parent-style-name="UrbanBody">
      <style:paragraph-properties fo:text-align="start" style:justify-single-word="false"/>
      <style:text-properties style:use-window-font-color="true" style:font-name="Arial" fo:font-size="10.5pt" fo:font-weight="normal" officeooo:rsid="0016ef23" officeooo:paragraph-rsid="0004c97a" style:font-size-asian="10.5pt" style:font-weight-asian="normal" style:font-size-complex="10.5pt" style:font-weight-complex="normal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officeooo:rsid="0016ef23" style:font-weight-asian="normal" style:font-weight-complex="normal"/>
    </style:style>
    <style:style style:name="T7" style:family="text">
      <style:text-properties officeooo:rsid="00027bac"/>
    </style:style>
    <style:style style:name="T8" style:family="text">
      <style:text-properties officeooo:rsid="000de332"/>
    </style:style>
    <style:style style:name="T9" style:family="text">
      <style:text-properties officeooo:rsid="000302e8"/>
    </style:style>
    <style:style style:name="T10" style:family="text">
      <style:text-properties officeooo:rsid="001a2877" style:font-name-asian="Arial" style:font-name-complex="Arial"/>
    </style:style>
    <style:style style:name="T11" style:family="text">
      <style:text-properties officeooo:rsid="001e9f29" style:font-name-asian="Arial" style:font-name-complex="Arial"/>
    </style:style>
    <style:style style:name="T12" style:family="text">
      <style:text-properties officeooo:rsid="0004c97a" style:font-name-asian="Arial" style:font-name-complex="Arial"/>
    </style:style>
    <style:style style:name="T13" style:family="text">
      <style:text-properties officeooo:rsid="0007b581" style:font-name-asian="Arial" style:font-name-complex="Ari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11cd2b"/>
    </style:style>
    <style:style style:name="T16" style:family="text">
      <style:text-properties officeooo:rsid="0004ded4"/>
    </style:style>
    <style:style style:name="T17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8" style:family="text">
      <style:text-properties officeooo:rsid="00362119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Cadre2" text:anchor-type="paragraph" svg:x="0cm" svg:y="0cm" svg:width="7.128cm" draw:z-index="1"><draw:text-box fo:min-height="5.544cm"><text:p text:style-name="P1"><office:annotation><dc:creator>Gauthier Bastien</dc:creator><dc:date>2011-01-13T14:56:41</dc:date><text:p text:style-name="P16"><text:span text:style-name="T19">do text</text:span></text:p><text:p text:style-name="P16"><text:span text:style-name="T19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17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196cm" draw:z-index="0"><draw:text-box><text:p text:style-name="Frame_20_contents"><office:annotation><dc:creator>Gauthier Bastien</dc:creator><dc:date>2011-02-16T14:49:10</dc:date><text:p text:style-name="P16"><text:span text:style-name="T24">do text if not len(self.getApplicants()) &gt; 1</text:span></text:p><text:p text:style-name="P16"><text:span text:style-name="T24">from xhtml(applicantobj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16"><text:span text:style-name="T24">do text if </text:span><text:span text:style-name="T25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É</text:h><text:p text:style-name="Standard"/><text:p text:style-name="Standard"/><text:p text:style-name="Standard"/><text:p text:style-name="P2"><office:annotation><dc:creator>Gauthier Bastien</dc:creator><dc:date>2011-02-17T09:18:17</dc:date><text:p text:style-name="P16"><text:span text:style-name="T24">do text if </text:span><text:span text:style-name="T25">len(self.getApplicants()) &gt; 1</text:span></text:p></office:annotation><text:text-input text:description="Plusieurs demandeurs">self.getMultipleApplicants()</text:text-input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>Envoi d'un avis d<text:span text:style-name="T7">'annonce de projet</text:span> suite à une demande de permis <text:span text:style-name="T16">d’urbanisme</text:span> <text:span text:style-name="T16">public</text:span> suivant l'article <text:span text:style-name="T7">D.IV.22.</text:span></text:p>
      <text:p text:style-name="P6"/>
      <text:p text:style-name="P14">Agent traitant : <text:span text:style-name="T18"><text:text-input text:description="">self.getFoldermanagers()[0].getName1()</text:text-input></text:span><text:span text:style-name="T18"> </text:span><text:span text:style-name="T18"><text:text-input text:description="">self.getFoldermanagers()[0].getName2()</text:text-input></text:span></text:p>
      <text:p text:style-name="P13"><office:annotation><dc:creator>Gauthier Bastien</dc:creator><dc:date>2011-01-13T14:56:41</dc:date><text:p text:style-name="P16"><text:span text:style-name="T19">do text</text:span></text:p><text:p text:style-name="P16"><text:span text:style-name="T19">from document(at=reference, format='odt')</text:span></text:p></office:annotation>Import depuis reference.odt</text:p>
      <text:p text:style-name="P6"><text:span text:style-name="T5">Références SPW - DGO4 :</text:span> <text:text-input text:description="Référence DGATLP">self.getReferenceDGATLP()</text:text-input></text:p>
      <text:p text:style-name="P6"/>
      <text:p text:style-name="P6"><office:annotation><dc:creator>Gauthier Bastien</dc:creator><dc:date>2011-02-16T16:12:24</dc:date><text:p text:style-name="P16"><text:span text:style-name="T23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22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6"><text:span text:style-name="T5">Objet :</text:span> <text:text-input text:description="Objet des travaux">self.getLicenceSubject()</text:text-input> - <text:span text:style-name="T5">Situation :</text:span> <text:text-input text:description="Situation des travaux">self.getWorkLocationSignaletic()</text:text-input></text:p>
      <text:p text:style-name="P6"/>
      <text:p text:style-name="P6"><office:annotation><dc:creator>Gauthier Bastien</dc:creator><dc:date>2011-02-21T09:23:46</dc:date><text:p text:style-name="P16"><text:span text:style-name="T21">do text if self.hasSingleApplicant</text:span></text:p></office:annotation><text:text-input text:description="Titre du demandeur">applicantobj.getPersonTitleValue()</text:text-input>,</text:p>
      <text:p text:style-name="P6"><office:annotation><dc:creator>Gauthier Bastien</dc:creator><dc:date>2011-02-21T09:23:46</dc:date><text:p text:style-name="P16"><text:span text:style-name="T21">do text if self.hasMultipleApplicants()</text:span></text:p></office:annotation><text:span text:style-name="T3"><office:annotation><dc:creator>Gauthier Bastien</dc:creator><dc:date>2011-02-17T09:18:17</dc:date><text:p text:style-name="P16"><text:span text:style-name="T19">do text if </text:span><text:span text:style-name="T21">len(self.getApplicants()) &gt; 1</text:span></text:p></office:annotation></text:span><text:span text:style-name="T3">&lt;%Titre%&gt;</text:span>,</text:p>
      <text:p text:style-name="P6"/>
      <text:p text:style-name="P12">Conformément au <text:span text:style-name="T7">Code du Développement Territorial</text:span>, le SPW – DG04 – Fonctionnaire Délégué nous a soumis, pour avis, votre dossier de demande de permis <text:span text:style-name="T16">d’urbanisme public</text:span>, relative à <text:text-input text:description="Objet des travaux">self.getLicenceSubject()</text:text-input>, sur un bien sis <text:text-input text:description="Situation des travaux">self.getWorkLocationSignaletic()</text:text-input>, cadastré <text:text-input text:description="Parcelles">self.getPortionOutsText()</text:text-input>.</text:p>
      <text:p text:style-name="P7"/>
      <text:p text:style-name="P3"><text:span text:style-name="T9">Ce projet nous oblige à procéder à une annonce de projet, selon les modalités définies aux articles D.VIII.6. et R.VIII.6-1. dudit code. N</text:span>ous vous demandons de bien vouloir placer ces documents, <text:span text:style-name="T8">sur le terrain à front de voirie et lisible à partir de celle-ci, le lendemain de la réception de l'accusé de réception visé à l'article D.IV.33. et pour une durée de trois semaines, </text:span><text:span text:style-name="T6">soit :</text:span></text:p>
      <text:p text:style-name="P15"><text:span text:style-name="T10">- </text:span><text:span text:style-name="T13">du </text:span><text:span text:style-name="T11"><text:text-input text:description="Date début d'enquête">event_view.display_date('investigationStart')</text:text-input></text:span> au <text:span text:style-name="T11"><text:text-input text:description="Date fin d'enquête">event_view.display_date('investigationEnd')</text:text-input></text:span><text:span text:style-name="T11"> </text:span><text:span text:style-name="T12">inclus </text:span>(15 jours).</text:p>
      <text:p text:style-name="P9"/>
      <text:p text:style-name="P4">Le demandeur est responsable de l’affichage de l'avis sur son terrain et de son maintien en bon état pendant une période de trois semaines. <text:span text:style-name="T15">Nous vous demandons de respecter les dates d'affichage mentionnées sur la dite affiche.</text:span></text:p>
      <text:p text:style-name="P4"/>
      <text:p text:style-name="P10">De plus, nous souhaitons obtenir une photo de l'affiche placée par vos soins. Cette photo doit être envoyée au service Urbanisme – rue F. Lapierre 33 à Fléron ou par courriel sur <text:span text:style-name="T14">urbanisme@fleron.be</text:span></text:p>
      <text:p text:style-name="P8"/>
      <text:p text:style-name="P12"><office:annotation><dc:creator>bleybaert</dc:creator><dc:date>2018-05-16T13:37:45.420518339</dc:date><loext:sender-initials>ble</loext:sender-initials><text:p text:style-name="P17"><text:span text:style-name="T20">do text if self.hasSingleApplicant()</text:span></text:p></office:annotation>Nous vous remercions pour votre compréhension et nous vous prions d'agréer, <text:text-input text:description="Titre du demandeur">applicantobj.getPersonTitleValue()</text:text-input>, nos salutations distinguées.</text:p>
      <text:p text:style-name="P12"><office:annotation><dc:creator>bleybaert</dc:creator><dc:date>2018-05-16T13:38:05.252394147</dc:date><loext:sender-initials>ble</loext:sender-initials><text:p text:style-name="P17"><text:span text:style-name="T20">do text if self.hasMultipleApplicants()</text:span></text:p></office:annotation>Nous vous remercions pour votre compréhension et nous vous prions d'agréer, <text:span text:style-name="T3">&lt;%Titre%&gt;</text:span>, nos salutations distinguées.</text:p>
      <text:p text:style-name="P7"/>
      <text:p text:style-name="P6"><office:annotation><dc:creator>Gauthier Bastien</dc:creator><dc:date>2011-01-13T14:56:41</dc:date><text:p text:style-name="P16"><text:span text:style-name="T19">do text</text:span></text:p><text:p text:style-name="P16"><text:span text:style-name="T19">from document(at=signatures, format='odt')</text:span></text:p></office:annotation><text:span text:style-name="T1">Import depuis signatures.odt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07ac168c60a517dba0f0d7bc7540f5afa45f0909</meta:generator>
    <meta:creation-date>2009-07-27T10:37:25</meta:creation-date>
    <dc:date>2018-05-16T13:40:18.837347306</dc:date>
    <dc:language>fr-FR</dc:language>
    <meta:editing-cycles>90</meta:editing-cycles>
    <meta:editing-duration>P1DT7H54M47S</meta:editing-duration>
    <dc:creator>bleybaert</dc:creator>
    <meta:document-statistic meta:table-count="0" meta:image-count="0" meta:object-count="0" meta:page-count="1" meta:paragraph-count="23" meta:word-count="316" meta:character-count="2264" meta:non-whitespace-character-count="2008"/>
    <meta:user-defined meta:name="Info 1"/>
    <meta:user-defined meta:name="Info 2"/>
    <meta:user-defined meta:name="Info 3"/>
    <meta:user-defined meta:name="Info 4"/>
  </office:meta>
</office:document-meta>
</file>